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content.xml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full-path="Object 10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full-path="Object 11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full-path="Object 1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full-path="Object 13/"/>
  <manifest:file-entry manifest:media-type="text/xml" manifest:full-path="styles.xml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full-path="Object 3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full-path="Object 4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full-path="Object 5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full-path="Object 6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full-path="Object 7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full-path="Object 8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DejaVu Sans" svg:font-family="'DejaVu Sans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</office:font-face-decls>
  <office:automatic-styles>
    <style:style style:name="Tabela1" style:family="table">
      <style:table-properties style:width="12.711cm" table:align="center"/>
    </style:style>
    <style:style style:name="Tabela1.A" style:family="table-column">
      <style:table-column-properties style:column-width="12.711cm"/>
    </style:style>
    <style:style style:name="Tabela1.1" style:family="table-row">
      <style:table-row-properties style:min-row-height="1.607cm"/>
    </style:style>
    <style:style style:name="Tabela1.A1" style:family="table-cell">
      <style:table-cell-properties style:vertical-align="middle" fo:padding="0.097cm" fo:border="0.002cm solid #000000"/>
    </style:style>
    <style:style style:name="Tabela2" style:family="table">
      <style:table-properties style:width="16.161cm" table:align="center"/>
    </style:style>
    <style:style style:name="Tabela2.A" style:family="table-column">
      <style:table-column-properties style:column-width="16.161cm"/>
    </style:style>
    <style:style style:name="Tabela2.1" style:family="table-row">
      <style:table-row-properties style:min-row-height="4.56cm"/>
    </style:style>
    <style:style style:name="Tabela2.A1" style:family="table-cell">
      <style:table-cell-properties fo:padding="0.097cm" fo:border="0.002cm solid #000000"/>
    </style:style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>
      <style:paragraph-properties fo:text-align="center" style:justify-single-word="false"/>
      <style:text-properties fo:font-size="7pt" style:font-size-asian="7pt" style:font-size-complex="7pt"/>
    </style:style>
    <style:style style:name="P5" style:family="paragraph" style:parent-style-name="Standard">
      <style:paragraph-properties fo:text-align="center" style:justify-single-word="false"/>
      <style:text-properties fo:font-size="13pt" style:font-size-asian="13pt" style:font-size-complex="13pt"/>
    </style:style>
    <style:style style:name="P6" style:family="paragraph" style:parent-style-name="Standard">
      <style:paragraph-properties fo:text-align="start" style:justify-single-word="false"/>
      <style:text-properties fo:font-size="7pt" style:font-size-asian="7pt" style:font-size-complex="7pt"/>
    </style:style>
    <style:style style:name="P7" style:family="paragraph" style:parent-style-name="Standard">
      <style:paragraph-properties fo:text-align="start" style:justify-single-word="false"/>
      <style:text-properties fo:font-size="8pt" style:font-size-asian="8pt" style:font-size-complex="8pt"/>
    </style:style>
    <style:style style:name="P8" style:family="paragraph" style:parent-style-name="Standard">
      <style:paragraph-properties fo:text-align="start" style:justify-single-word="false"/>
      <style:text-properties fo:color="#808080" fo:font-size="8pt" style:font-size-asian="8pt" style:font-size-complex="8pt"/>
    </style:style>
    <style:style style:name="fr1" style:family="graphic" style:parent-style-name="Formula">
      <style:graphic-properties style:vertical-pos="middle" style:vertical-rel="text" style:horizontal-pos="from-left" style:horizontal-rel="paragraph-content"/>
    </style:style>
    <style:style style:name="fr2" style:family="graphic" style:parent-style-name="Formula">
      <style:graphic-properties style:vertical-pos="middle" style:vertical-rel="tex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scretização das equações de Navier-Stokes no problema da placa supersônica</text:p>
      <text:p text:style-name="Standard"/>
      <text:p text:style-name="P2"><draw:frame draw:style-name="fr1" draw:name="Objeto1" text:anchor-type="as-char" svg:width="5.316cm" svg:height="1.425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2"/>
      <text:p text:style-name="P2">onde:</text:p>
      <text:p text:style-name="P2"><draw:frame draw:style-name="fr1" draw:name="Objeto2" text:anchor-type="as-char" svg:width="2.154cm" svg:height="2.745cm" draw:z-index="8"><draw:object xlink:href="./Object 2" xlink:type="simple" xlink:show="embed" xlink:actuate="onLoad"/><draw:image xlink:href="./ObjectReplacements/Object 2" xlink:type="simple" xlink:show="embed" xlink:actuate="onLoad"/></draw:frame>,<draw:frame draw:style-name="fr1" draw:name="Objeto3" text:anchor-type="as-char" svg:width="6.585cm" svg:height="2.976cm" draw:z-index="9"><draw:object xlink:href="./Object 3" xlink:type="simple" xlink:show="embed" xlink:actuate="onLoad"/><draw:image xlink:href="./ObjectReplacements/Object 3" xlink:type="simple" xlink:show="embed" xlink:actuate="onLoad"/></draw:frame>,<draw:frame draw:style-name="fr1" draw:name="Objeto4" text:anchor-type="as-char" svg:width="6.556cm" svg:height="2.976cm" draw:z-index="10"><draw:object xlink:href="./Object 4" xlink:type="simple" xlink:show="embed" xlink:actuate="onLoad"/><draw:image xlink:href="./ObjectReplacements/Object 4" xlink:type="simple" xlink:show="embed" xlink:actuate="onLoad"/></draw:frame></text:p>
      <text:p text:style-name="P2"/>
      <text:p text:style-name="P3"><text:tab/>As incógnitas em cada célula são:</text:p>
      <text:p text:style-name="P3"><draw:frame draw:style-name="fr1" draw:name="Objeto5" text:anchor-type="as-char" svg:width="17.122cm" svg:height="1.071cm" draw:z-index="1"><draw:object xlink:href="./Object 5" xlink:type="simple" xlink:show="embed" xlink:actuate="onLoad"/><draw:image xlink:href="./ObjectReplacements/Object 5" xlink:type="simple" xlink:show="embed" xlink:actuate="onLoad"/></draw:frame></text:p>
      <text:p text:style-name="P3"/>
      <text:p text:style-name="P3"><text:tab/>Integrando cada volume de controle em um intervalo de tempo, onde<draw:frame draw:style-name="fr1" draw:name="Objeto6" text:anchor-type="as-char" svg:width="1.028cm" svg:height="0.504cm" draw:z-index="2"><draw:object xlink:href="./Object 6" xlink:type="simple" xlink:show="embed" xlink:actuate="onLoad"/><draw:image xlink:href="./ObjectReplacements/Object 6" xlink:type="simple" xlink:show="embed" xlink:actuate="onLoad"/></draw:frame>é o tempo atual, temos:</text:p>
      <text:p text:style-name="P2"><draw:frame draw:style-name="fr1" draw:name="Objeto7" text:anchor-type="as-char" svg:width="12.442cm" svg:height="1.448cm" draw:z-index="3"><draw:object xlink:href="./Object 7" xlink:type="simple" xlink:show="embed" xlink:actuate="onLoad"/><draw:image xlink:href="./ObjectReplacements/Object 7" xlink:type="simple" xlink:show="embed" xlink:actuate="onLoad"/></draw:frame></text:p>
      <text:p text:style-name="P4"/>
      <text:p text:style-name="P4"/>
      <text:p text:style-name="P2"><draw:frame draw:style-name="fr1" draw:name="Objeto8" text:anchor-type="as-char" svg:width="17.119cm" svg:height="1.593cm" draw:z-index="4"><draw:object xlink:href="./Object 8" xlink:type="simple" xlink:show="embed" xlink:actuate="onLoad"/><draw:image xlink:href="./ObjectReplacements/Object 8" xlink:type="simple" xlink:show="embed" xlink:actuate="onLoad"/></draw:frame></text:p>
      <text:p text:style-name="P5"/>
      <text:p text:style-name="P2"><draw:frame draw:style-name="fr1" draw:name="Objeto9" text:anchor-type="as-char" svg:width="16.2cm" svg:height="1.108cm" draw:z-index="5"><draw:object xlink:href="./Object 9" xlink:type="simple" xlink:show="embed" xlink:actuate="onLoad"/><draw:image xlink:href="./ObjectReplacements/Object 9" xlink:type="simple" xlink:show="embed" xlink:actuate="onLoad"/></draw:frame></text:p>
      <text:p text:style-name="P2"/>
      <text:p text:style-name="P2"><draw:frame draw:style-name="fr1" draw:name="Objeto10" text:anchor-type="as-char" svg:width="13.675cm" svg:height="0.723cm" draw:z-index="6"><draw:object xlink:href="./Object 10" xlink:type="simple" xlink:show="embed" xlink:actuate="onLoad"/><draw:image xlink:href="./ObjectReplacements/Object 10" xlink:type="simple" xlink:show="embed" xlink:actuate="onLoad"/></draw:frame></text:p>
      <text:p text:style-name="P4"/>
      <text:p text:style-name="P3"><text:tab/>Sendo <draw:frame draw:style-name="fr1" draw:name="Objeto11" text:anchor-type="as-char" svg:width="2.23cm" svg:height="1.249cm" draw:z-index="7"><draw:object xlink:href="./Object 11" xlink:type="simple" xlink:show="embed" xlink:actuate="onLoad"/><draw:image xlink:href="./ObjectReplacements/Object 11" xlink:type="simple" xlink:show="embed" xlink:actuate="onLoad"/></draw:frame>, obtemos:</text:p>
      <text:p text:style-name="P6"/>
      <table:table table:name="Tabela1" table:style-name="Tabela1">
        <table:table-column table:style-name="Tabela1.A"/>
        <table:table-header-rows>
          <table:table-row table:style-name="Tabela1.1">
            <table:table-cell table:style-name="Tabela1.A1" office:value-type="string">
              <text:p text:style-name="P2"><draw:frame draw:style-name="fr1" draw:name="Objeto12" text:anchor-type="as-char" svg:width="11.837cm" svg:height="1.252cm" draw:z-index="11"><draw:object xlink:href="./Object 12" xlink:type="simple" xlink:show="embed" xlink:actuate="onLoad"/><draw:image xlink:href="./ObjectReplacements/Object 12" xlink:type="simple" xlink:show="embed" xlink:actuate="onLoad"/></draw:frame></text:p>
            </table:table-cell>
          </table:table-row>
        </table:table-header-rows>
      </table:table>
      <text:p text:style-name="P4"/>
      <text:p text:style-name="P3"><text:tab/>A partir daí, podemos obter cada uma das incógnitas:</text:p>
      <text:p text:style-name="P6"/>
      <table:table table:name="Tabela2" table:style-name="Tabela2">
        <table:table-column table:style-name="Tabela2.A"/>
        <table:table-header-rows>
          <table:table-row table:style-name="Tabela2.1">
            <table:table-cell table:style-name="Tabela2.A1" office:value-type="string">
              <text:p text:style-name="P2"><draw:frame draw:style-name="fr2" draw:name="Objeto13" text:anchor-type="as-char" svg:width="14.85cm" svg:height="4.288cm" draw:z-index="12"><draw:object xlink:href="./Object 13" xlink:type="simple" xlink:show="embed" xlink:actuate="onLoad"/><draw:image xlink:href="./ObjectReplacements/Object 13" xlink:type="simple" xlink:show="embed" xlink:actuate="onLoad"/></draw:frame></text:p>
            </table:table-cell>
          </table:table-row>
        </table:table-header-rows>
      </table:table>
      <text:p text:style-name="P7"/>
      <text:p text:style-name="P8">PAD Dinâmica dos Fluidos Computacional – Outubro 2006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DejaVu Sans" svg:font-family="'DejaVu Sans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pt" fo:country="BR" style:font-name-asian="DejaVu Sans" style:font-size-asian="12pt" style:language-asian="none" style:country-asian="none" style:font-name-complex="DejaVu Sans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List" style:family="paragraph" style:parent-style-name="Text_20_body" style:class="lis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1.346cm" fo:margin-bottom="1.633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11</meta:generator>
    <meta:initial-creator>STALTZ</meta:initial-creator>
    <meta:creation-date>2006-10-05T11:57:25</meta:creation-date>
    <dc:creator>STALTZ</dc:creator>
    <dc:date>2006-10-05T13:55:28</dc:date>
    <dc:language>pt-BR</dc:language>
    <meta:editing-cycles>18</meta:editing-cycles>
    <meta:editing-duration>PT1H40M4S</meta:editing-duration>
    <meta:user-defined meta:name="Info 1"/>
    <meta:user-defined meta:name="Info 2"/>
    <meta:user-defined meta:name="Info 3"/>
    <meta:user-defined meta:name="Info 4"/>
    <meta:document-statistic meta:table-count="2" meta:image-count="0" meta:object-count="13" meta:page-count="1" meta:paragraph-count="16" meta:word-count="52" meta:character-count="342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frac>
        <math:mrow>
          <math:mo math:stretchy="false">∂</math:mo>
          <math:mi>U</math:mi>
        </math:mrow>
        <math:mrow>
          <math:mo math:stretchy="false">∂</math:mo>
          <math:mi>t</math:mi>
        </math:mrow>
      </math:mfrac>
      <math:mrow>
        <math:mi/>
        <math:mo math:stretchy="false"></math:mo>
        <math:mi/>
      </math:mrow>
      <math:mfrac>
        <math:mrow>
          <math:mo math:stretchy="false">∂</math:mo>
          <math:mi>E</math:mi>
        </math:mrow>
        <math:mrow>
          <math:mo math:stretchy="false">∂</math:mo>
          <math:mi>x</math:mi>
        </math:mrow>
      </math:mfrac>
      <math:mrow>
        <math:mi/>
        <math:mo math:stretchy="false"></math:mo>
        <math:mi/>
      </math:mrow>
      <math:mfrac>
        <math:mrow>
          <math:mo math:stretchy="false">∂</math:mo>
          <math:mi>F</math:mi>
        </math:mrow>
        <math:mrow>
          <math:mo math:stretchy="false">∂</math:mo>
          <math:mi>y</math:mi>
        </math:mrow>
      </math:mfrac>
      <math:mrow>
        <math:mi/>
        <math:mo math:stretchy="false">=</math:mo>
        <math:mi/>
      </math:mrow>
      <math:mn>0</math:mn>
    </math:mrow>
    <math:annotation math:encoding="StarMath 5.0">{partial U} over {partial t} ` +` {partial E} over {partial x}` +` {partial F} over {partial y}`=`0</math:annotation>
  </math:semantics>
</math:math>
</file>

<file path=Object 10/content.xml><?xml version="1.0" encoding="utf-8"?>
<!DOCTYPE math  PUBLIC '-//OpenOffice.org//DTD Modified W3C MathML 1.01//EN'  'math.dtd'>
<math:math xmlns:math="http://www.w3.org/1998/Math/MathML">
  <math:semantics>
    <math:mrow>
      <math:mrow>
        <math:mo math:stretchy="false"></math:mo>
        <math:mrow>
          <math:msup>
            <math:mi>U</math:mi>
            <math:mrow>
              <math:mo math:stretchy="false"></math:mo>
              <math:mrow>
                <math:mi>m</math:mi>
                <math:mo math:stretchy="false"></math:mo>
                <math:mn>1</math:mn>
              </math:mrow>
              <math:mo math:stretchy="false"></math:mo>
            </math:mrow>
          </math:msup>
          <math:mo math:stretchy="false">−</math:mo>
          <math:msup>
            <math:mi>U</math:mi>
            <math:mrow>
              <math:mo math:stretchy="false"></math:mo>
              <math:mi>m</math:mi>
              <math:mo math:stretchy="false"></math:mo>
            </math:mrow>
          </math:msup>
        </math:mrow>
        <math:mo math:stretchy="false"></math:mo>
      </math:mrow>
      <math:mo math:stretchy="false"></math:mo>
      <math:mi>V</math:mi>
      <math:mrow>
        <math:mi/>
        <math:mo math:stretchy="false"></math:mo>
        <math:mi/>
      </math:mrow>
      <math:mo math:stretchy="false"></math:mo>
      <math:mi>A</math:mi>
      <math:mo math:stretchy="false"></math:mo>
      <math:mi>t</math:mi>
      <math:mrow>
        <math:mo math:stretchy="false"></math:mo>
        <math:mrow>
          <math:mrow>
            <math:mrow>
              <math:msubsup>
                <math:mi>E</math:mi>
                <math:mi>e</math:mi>
                <math:mrow>
                  <math:mo math:stretchy="false"></math:mo>
                  <math:mrow>
                    <math:mi>m</math:mi>
                    <math:mo math:stretchy="false"></math:mo>
                    <math:mn>1</math:mn>
                  </math:mrow>
                  <math:mo math:stretchy="false"></math:mo>
                </math:mrow>
              </math:msubsup>
              <math:mo math:stretchy="false">−</math:mo>
              <math:msubsup>
                <math:mi>E</math:mi>
                <math:mi>w</math:mi>
                <math:mrow>
                  <math:mo math:stretchy="false"></math:mo>
                  <math:mrow>
                    <math:mi>m</math:mi>
                    <math:mo math:stretchy="false"></math:mo>
                    <math:mn>1</math:mn>
                  </math:mrow>
                  <math:mo math:stretchy="false"></math:mo>
                </math:mrow>
              </math:msubsup>
            </math:mrow>
            <math:mo math:stretchy="false"></math:mo>
            <math:msubsup>
              <math:mi>F</math:mi>
              <math:mi>n</math:mi>
              <math:mrow>
                <math:mo math:stretchy="false"></math:mo>
                <math:mrow>
                  <math:mi>m</math:mi>
                  <math:mo math:stretchy="false"></math:mo>
                  <math:mn>1</math:mn>
                </math:mrow>
                <math:mo math:stretchy="false"></math:mo>
              </math:mrow>
            </math:msubsup>
          </math:mrow>
          <math:mo math:stretchy="false">−</math:mo>
          <math:msubsup>
            <math:mi>F</math:mi>
            <math:mi>s</math:mi>
            <math:mrow>
              <math:mo math:stretchy="false"></math:mo>
              <math:mrow>
                <math:mi>m</math:mi>
                <math:mo math:stretchy="false"></math:mo>
                <math:mn>1</math:mn>
              </math:mrow>
              <math:mo math:stretchy="false"></math:mo>
            </math:mrow>
          </math:msubsup>
        </math:mrow>
        <math:mo math:stretchy="false"></math:mo>
      </math:mrow>
      <math:mrow>
        <math:mi/>
        <math:mo math:stretchy="false">=</math:mo>
        <math:mi/>
      </math:mrow>
      <math:mn>0</math:mn>
    </math:mrow>
    <math:annotation math:encoding="StarMath 5.0">(U^{(m+1)} - U^{(m)})%DELTA V ~+~ %DELTA A %DELTA t (E^{(m+1)}_{e} - E^{(m+1)}_{w} + F^{(m+1)}_{n} - F^{(m+1)}_{s} )~= ~0</math:annotation>
  </math:semantics>
</math:math>
</file>

<file path=Object 11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row>
            <math:mo math:stretchy="false"></math:mo>
            <math:mi>V</math:mi>
          </math:mrow>
          <math:mrow>
            <math:mo math:stretchy="false"></math:mo>
            <math:mi>A</math:mi>
          </math:mrow>
        </math:mfrac>
        <math:mo math:stretchy="false">=</math:mo>
        <math:mo math:stretchy="false"></math:mo>
      </math:mrow>
      <math:mi>L</math:mi>
    </math:mrow>
    <math:annotation math:encoding="StarMath 5.0">{%DELTA V} over {%DELTA A} = %DELTA L</math:annotation>
  </math:semantics>
</math:math>
</file>

<file path=Object 12/content.xml><?xml version="1.0" encoding="utf-8"?>
<!DOCTYPE math  PUBLIC '-//OpenOffice.org//DTD Modified W3C MathML 1.01//EN'  'math.dtd'>
<math:math xmlns:math="http://www.w3.org/1998/Math/MathML">
  <math:semantics>
    <math:mrow>
      <math:msup>
        <math:mi>U</math:mi>
        <math:mrow>
          <math:mo math:stretchy="false"></math:mo>
          <math:mrow>
            <math:mi>m</math:mi>
            <math:mo math:stretchy="false"></math:mo>
            <math:mn>1</math:mn>
          </math:mrow>
          <math:mo math:stretchy="false"></math:mo>
        </math:mrow>
      </math:msup>
      <math:mrow>
        <math:mi/>
        <math:mo math:stretchy="false">=</math:mo>
        <math:mi/>
      </math:mrow>
      <math:mfrac>
        <math:mrow>
          <math:mo math:stretchy="false"></math:mo>
          <math:mi>t</math:mi>
        </math:mrow>
        <math:mrow>
          <math:mo math:stretchy="false"></math:mo>
          <math:mi>L</math:mi>
        </math:mrow>
      </math:mfrac>
      <math:mfenced math:open="" math:close="">
        <math:mrow>
          <math:msubsup>
            <math:mi>E</math:mi>
            <math:mi>w</math:mi>
            <math:mrow>
              <math:mo math:stretchy="false"></math:mo>
              <math:mrow>
                <math:mi>m</math:mi>
                <math:mo math:stretchy="false"></math:mo>
                <math:mn>1</math:mn>
              </math:mrow>
              <math:mo math:stretchy="false"></math:mo>
            </math:mrow>
          </math:msubsup>
          <math:mrow>
            <math:mi/>
            <math:mo math:stretchy="false">−</math:mo>
            <math:mi/>
          </math:mrow>
          <math:msubsup>
            <math:mi>E</math:mi>
            <math:mi>e</math:mi>
            <math:mrow>
              <math:mo math:stretchy="false"></math:mo>
              <math:mrow>
                <math:mi>m</math:mi>
                <math:mo math:stretchy="false"></math:mo>
                <math:mn>1</math:mn>
              </math:mrow>
              <math:mo math:stretchy="false"></math:mo>
            </math:mrow>
          </math:msubsup>
          <math:mrow>
            <math:mi/>
            <math:mo math:stretchy="false"></math:mo>
            <math:mi/>
          </math:mrow>
          <math:msubsup>
            <math:mi>F</math:mi>
            <math:mi>s</math:mi>
            <math:mrow>
              <math:mo math:stretchy="false"></math:mo>
              <math:mrow>
                <math:mi>m</math:mi>
                <math:mo math:stretchy="false"></math:mo>
                <math:mn>1</math:mn>
              </math:mrow>
              <math:mo math:stretchy="false"></math:mo>
            </math:mrow>
          </math:msubsup>
          <math:mrow>
            <math:mi/>
            <math:mo math:stretchy="false">−</math:mo>
            <math:mi/>
          </math:mrow>
          <math:msubsup>
            <math:mi>F</math:mi>
            <math:mi>n</math:mi>
            <math:mrow>
              <math:mo math:stretchy="false"></math:mo>
              <math:mrow>
                <math:mi>m</math:mi>
                <math:mo math:stretchy="false"></math:mo>
                <math:mn>1</math:mn>
              </math:mrow>
              <math:mo math:stretchy="false"></math:mo>
            </math:mrow>
          </math:msubsup>
        </math:mrow>
      </math:mfenced>
      <math:mrow>
        <math:mi/>
        <math:mo math:stretchy="false"></math:mo>
        <math:mi/>
      </math:mrow>
      <math:msup>
        <math:mi>U</math:mi>
        <math:mrow>
          <math:mo math:stretchy="false"></math:mo>
          <math:mi>m</math:mi>
          <math:mo math:stretchy="false"></math:mo>
        </math:mrow>
      </math:msup>
    </math:mrow>
    <math:annotation math:encoding="StarMath 5.0">U^{(m+1)} ~=~ {%DELTA t} over {%DELTA L} left( 
	E^{(m+1)}_{w}`-`
	E^{(m+1)}_{e}`+`
	F^{(m+1)}_{s}`-`
	F^{(m+1)}_{n} 
right)~+~U^{(m)}</math:annotation>
  </math:semantics>
</math:math>
</file>

<file path=Object 13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o math:stretchy="false"></math:mo>
          <math:mrow>
            <math:mi/>
            <math:mo math:stretchy="false">=</math:mo>
            <math:mi/>
          </math:mrow>
          <math:mrow>
            <math:mrow>
              <math:mo math:stretchy="false"></math:mo>
              <math:mrow>
                <math:mn>1,0</math:mn>
                <math:mn>,0</math:mn>
                <math:mn>,0</math:mn>
              </math:mrow>
              <math:mo math:stretchy="false"></math:mo>
            </math:mrow>
            <math:mo math:stretchy="false">⋅</math:mo>
            <math:msup>
              <math:mi>U</math:mi>
              <math:mrow>
                <math:mo math:stretchy="false"></math:mo>
                <math:mrow>
                  <math:mi>m</math:mi>
                  <math:mo math:stretchy="false"></math:mo>
                  <math:mn>1</math:mn>
                </math:mrow>
                <math:mo math:stretchy="false"></math:mo>
              </math:mrow>
            </math:msup>
          </math:mrow>
          <math:mi/>
          <math:mi>,</math:mi>
          <math:mi/>
          <math:mi>u</math:mi>
          <math:mrow>
            <math:mi/>
            <math:mo math:stretchy="false">=</math:mo>
            <math:mi/>
          </math:mrow>
          <math:mfrac>
            <math:mrow>
              <math:mrow>
                <math:mo math:stretchy="false"></math:mo>
                <math:mrow>
                  <math:mn>0,1</math:mn>
                  <math:mn>,0</math:mn>
                  <math:mn>,0</math:mn>
                </math:mrow>
                <math:mo math:stretchy="false"></math:mo>
              </math:mrow>
              <math:mo math:stretchy="false">⋅</math:mo>
              <math:msup>
                <math:mi>U</math:mi>
                <math:mrow>
                  <math:mo math:stretchy="false"></math:mo>
                  <math:mrow>
                    <math:mi>m</math:mi>
                    <math:mo math:stretchy="false"></math:mo>
                    <math:mn>1</math:mn>
                  </math:mrow>
                  <math:mo math:stretchy="false"></math:mo>
                </math:mrow>
              </math:msup>
            </math:mrow>
            <math:mo math:stretchy="false"></math:mo>
          </math:mfrac>
          <math:mi/>
          <math:mi>,</math:mi>
          <math:mi/>
          <math:mi>v</math:mi>
          <math:mrow>
            <math:mi/>
            <math:mo math:stretchy="false">=</math:mo>
            <math:mi/>
          </math:mrow>
          <math:mfrac>
            <math:mrow>
              <math:mrow>
                <math:mo math:stretchy="false"></math:mo>
                <math:mrow>
                  <math:mn>0,0</math:mn>
                  <math:mn>,1</math:mn>
                  <math:mn>,0</math:mn>
                </math:mrow>
                <math:mo math:stretchy="false"></math:mo>
              </math:mrow>
              <math:mo math:stretchy="false">⋅</math:mo>
              <math:msup>
                <math:mi>U</math:mi>
                <math:mrow>
                  <math:mo math:stretchy="false"></math:mo>
                  <math:mrow>
                    <math:mi>m</math:mi>
                    <math:mo math:stretchy="false"></math:mo>
                    <math:mn>1</math:mn>
                  </math:mrow>
                  <math:mo math:stretchy="false"></math:mo>
                </math:mrow>
              </math:msup>
            </math:mrow>
            <math:mo math:stretchy="false"></math:mo>
          </math:mfrac>
        </math:mrow>
      </math:mtr>
      <math:mtr>
        <math:mrow>
          <math:mstyle math:fontstyle="italic">
            <math:mrow>
              <math:mi>e</math:mi>
            </math:mrow>
          </math:mstyle>
          <math:mrow>
            <math:mi/>
            <math:mo math:stretchy="false">=</math:mo>
            <math:mi/>
          </math:mrow>
          <math:mfrac>
            <math:mrow>
              <math:mrow>
                <math:mo math:stretchy="false"></math:mo>
                <math:mrow>
                  <math:mn>0,0</math:mn>
                  <math:mn>,0</math:mn>
                  <math:mn>,1</math:mn>
                </math:mrow>
                <math:mo math:stretchy="false"></math:mo>
              </math:mrow>
              <math:mo math:stretchy="false">⋅</math:mo>
              <math:msup>
                <math:mi>U</math:mi>
                <math:mrow>
                  <math:mo math:stretchy="false"></math:mo>
                  <math:mrow>
                    <math:mi>m</math:mi>
                    <math:mo math:stretchy="false"></math:mo>
                    <math:mn>1</math:mn>
                  </math:mrow>
                  <math:mo math:stretchy="false"></math:mo>
                </math:mrow>
              </math:msup>
            </math:mrow>
            <math:mo math:stretchy="false"></math:mo>
          </math:mfrac>
          <math:mrow>
            <math:mi/>
            <math:mo math:stretchy="false">−</math:mo>
            <math:mi/>
          </math:mrow>
          <math:mfrac>
            <math:mrow>
              <math:mo math:stretchy="false"></math:mo>
              <math:mrow>
                <math:mi math:fontstyle="italic">u²</math:mi>
                <math:mo math:stretchy="false"></math:mo>
                <math:mi math:fontstyle="italic">v²</math:mi>
              </math:mrow>
              <math:mo math:stretchy="false"></math:mo>
            </math:mrow>
            <math:mn>2</math:mn>
          </math:mfrac>
          <math:mi/>
          <math:mi>,</math:mi>
          <math:mi/>
          <math:mrow>
            <math:mo math:stretchy="false">∥</math:mo>
            <math:mstyle math:fontweight="bold">
              <math:mrow>
                <math:mi>V</math:mi>
              </math:mrow>
            </math:mstyle>
            <math:mo math:stretchy="false">∥</math:mo>
          </math:mrow>
          <math:mrow>
            <math:mi/>
            <math:mo math:stretchy="false">=</math:mo>
            <math:mi/>
          </math:mrow>
          <math:msqrt>
            <math:mrow>
              <math:mi math:fontstyle="italic">u²</math:mi>
              <math:mo math:stretchy="false"></math:mo>
              <math:mi math:fontstyle="italic">v²</math:mi>
            </math:mrow>
          </math:msqrt>
          <math:mi/>
          <math:mi>,</math:mi>
          <math:mi/>
          <math:mrow>
            <math:mi>T</math:mi>
            <math:mo math:stretchy="false">=</math:mo>
            <math:mfrac>
              <math:mstyle math:fontstyle="italic">
                <math:mrow>
                  <math:mi>e</math:mi>
                </math:mrow>
              </math:mstyle>
              <math:msub>
                <math:mi>c</math:mi>
                <math:mi>v</math:mi>
              </math:msub>
            </math:mfrac>
          </math:mrow>
        </math:mrow>
      </math:mtr>
      <math:mtr>
        <math:mrow>
          <math:mi>p</math:mi>
          <math:mrow>
            <math:mi/>
            <math:mo math:stretchy="false">=</math:mo>
            <math:mi/>
          </math:mrow>
          <math:mo math:stretchy="false"></math:mo>
          <math:mi>R</math:mi>
          <math:mi>T</math:mi>
          <math:mi/>
          <math:mi>,</math:mi>
          <math:mi/>
          <math:mo math:stretchy="false"></math:mo>
          <math:mrow>
            <math:mi/>
            <math:mo math:stretchy="false">=</math:mo>
            <math:mi/>
          </math:mrow>
          <math:msub>
            <math:mo math:stretchy="false"></math:mo>
            <math:mn>0</math:mn>
          </math:msub>
          <math:msup>
            <math:mfenced math:open="" math:close="">
              <math:mfrac>
                <math:mi>T</math:mi>
                <math:msub>
                  <math:mi>T</math:mi>
                  <math:mn>0</math:mn>
                </math:msub>
              </math:mfrac>
            </math:mfenced>
            <math:mfrac>
              <math:mn>3</math:mn>
              <math:mn>2</math:mn>
            </math:mfrac>
          </math:msup>
          <math:mfenced math:open="" math:close="">
            <math:mfrac>
              <math:mrow>
                <math:msub>
                  <math:mi>T</math:mi>
                  <math:mn>0</math:mn>
                </math:msub>
                <math:mo math:stretchy="false"></math:mo>
                <math:mn>110</math:mn>
              </math:mrow>
              <math:mrow>
                <math:mi>T</math:mi>
                <math:mo math:stretchy="false"></math:mo>
                <math:mn>110</math:mn>
              </math:mrow>
            </math:mfrac>
          </math:mfenced>
          <math:mi/>
          <math:mi>,</math:mi>
          <math:mi/>
          <math:mstyle math:fontstyle="italic">
            <math:mrow>
              <math:mi>k</math:mi>
            </math:mrow>
          </math:mstyle>
          <math:mrow>
            <math:mi/>
            <math:mo math:stretchy="false">=</math:mo>
            <math:mi/>
          </math:mrow>
          <math:mfrac>
            <math:mrow>
              <math:mo math:stretchy="false"></math:mo>
              <math:msub>
                <math:mi>c</math:mi>
                <math:mi>p</math:mi>
              </math:msub>
            </math:mrow>
            <math:mstyle math:fontweight="bold">
              <math:mrow>
                <math:mi math:fontstyle="italic">Pr</math:mi>
              </math:mrow>
            </math:mstyle>
          </math:mfrac>
        </math:mrow>
      </math:mtr>
    </math:mtable>
    <math:annotation math:encoding="StarMath 5.0">%rho `=` (1,0,0,0) cdot U^{(m+1)} ~~,~~ u `=` {(0,1,0,0) cdot U^{(m+1)}}over{%rho} ~~,~~ v `=` {(0,0,1,0) cdot U^{(m+1)}}over{%rho} 
newline
ital e `=` {(0,0,0,1) cdot U^{(m+1)}}over{%rho} `-` (u²+v²) over 2 ~~~,~~~ ldline bold V rdline `=` sqrt{u²+v²} ~~,~~ T = {ital e}over c_{v} 
newline
p `=` %rho R T ~~,~~ %mu `=` %mu_{0} left( T over T_{0} right)^{3 over 2} left( {T_{0} + 110} over {T + 110}right) ~~,~~ ital k `=` {%mu c_{p}} over {bold Pr}
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i>U</math:mi>
      <math:mo math:stretchy="false">=</math:mo>
      <math:mfenced math:open="" math:close="">
        <math:mtable>
          <math:mtr>
            <math:mrow>
              <math:mo math:stretchy="false"></math:mo>
              <math:mi>,</math:mi>
            </math:mrow>
          </math:mtr>
          <math:mtr>
            <math:mrow>
              <math:mo math:stretchy="false"></math:mo>
              <math:mi>u</math:mi>
              <math:mi>,</math:mi>
            </math:mrow>
          </math:mtr>
          <math:mtr>
            <math:mrow>
              <math:mo math:stretchy="false"></math:mo>
              <math:mi>v</math:mi>
              <math:mi>,</math:mi>
            </math:mrow>
          </math:mtr>
          <math:mtr>
            <math:msub>
              <math:mi>E</math:mi>
              <math:mi>t</math:mi>
            </math:msub>
          </math:mtr>
        </math:mtable>
      </math:mfenced>
    </math:mrow>
    <math:annotation math:encoding="StarMath 5.0">U = left( stack{%rho, # %rho u, # %rho v, #E_{t}} right)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i>E</math:mi>
      <math:mo math:stretchy="false">=</math:mo>
      <math:mfenced math:open="" math:close="">
        <math:mtable>
          <math:mtr>
            <math:mrow>
              <math:mo math:stretchy="false"></math:mo>
              <math:mi>u</math:mi>
              <math:mi>,</math:mi>
            </math:mrow>
          </math:mtr>
          <math:mtr>
            <math:mrow>
              <math:mo math:stretchy="false"></math:mo>
              <math:mrow>
                <math:mrow>
                  <math:msup>
                    <math:mi>u</math:mi>
                    <math:mn>2</math:mn>
                  </math:msup>
                  <math:mo math:stretchy="false"></math:mo>
                  <math:mi>p</math:mi>
                </math:mrow>
                <math:mo math:stretchy="false">−</math:mo>
                <math:msub>
                  <math:mo math:stretchy="false"></math:mo>
                  <math:mi math:fontstyle="italic">xx</math:mi>
                </math:msub>
              </math:mrow>
              <math:mi>,</math:mi>
            </math:mrow>
          </math:mtr>
          <math:mtr>
            <math:mrow>
              <math:mo math:stretchy="false"></math:mo>
              <math:mi>u</math:mi>
              <math:mrow>
                <math:mi>v</math:mi>
                <math:mo math:stretchy="false">−</math:mo>
                <math:msub>
                  <math:mo math:stretchy="false"></math:mo>
                  <math:mi math:fontstyle="italic">xy</math:mi>
                </math:msub>
              </math:mrow>
              <math:mi>,</math:mi>
            </math:mrow>
          </math:mtr>
          <math:mtr>
            <math:mrow>
              <math:mrow>
                <math:mo math:stretchy="false"></math:mo>
                <math:mrow>
                  <math:msub>
                    <math:mi>E</math:mi>
                    <math:mi>t</math:mi>
                  </math:msub>
                  <math:mo math:stretchy="false"></math:mo>
                  <math:mi>p</math:mi>
                </math:mrow>
                <math:mo math:stretchy="false"></math:mo>
              </math:mrow>
              <math:mrow>
                <math:mi>u</math:mi>
                <math:mo math:stretchy="false">−</math:mo>
                <math:mi>u</math:mi>
              </math:mrow>
              <math:mrow>
                <math:msub>
                  <math:mo math:stretchy="false"></math:mo>
                  <math:mi math:fontstyle="italic">xx</math:mi>
                </math:msub>
                <math:mo math:stretchy="false">−</math:mo>
                <math:mi>v</math:mi>
              </math:mrow>
              <math:mrow>
                <math:msub>
                  <math:mo math:stretchy="false"></math:mo>
                  <math:mi math:fontstyle="italic">xy</math:mi>
                </math:msub>
                <math:mo math:stretchy="false"></math:mo>
                <math:msub>
                  <math:mi>q</math:mi>
                  <math:mi>x</math:mi>
                </math:msub>
              </math:mrow>
            </math:mrow>
          </math:mtr>
        </math:mtable>
      </math:mfenced>
    </math:mrow>
    <math:annotation math:encoding="StarMath 5.0">E = left(stack{%rho u, # %rho u^{2} + p - %tau_{xx}, # %rho u v - %tau_{xy}, # (E_{t}+p)u-u %tau_{xx}-v %tau_{xy}+q_{x}} right)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row>
      <math:mi>F</math:mi>
      <math:mo math:stretchy="false">=</math:mo>
      <math:mfenced math:open="" math:close="">
        <math:mtable>
          <math:mtr>
            <math:mrow>
              <math:mo math:stretchy="false"></math:mo>
              <math:mi>v</math:mi>
              <math:mi>,</math:mi>
            </math:mrow>
          </math:mtr>
          <math:mtr>
            <math:mrow>
              <math:mo math:stretchy="false"></math:mo>
              <math:mi>u</math:mi>
              <math:mrow>
                <math:mi>v</math:mi>
                <math:mo math:stretchy="false">−</math:mo>
                <math:msub>
                  <math:mo math:stretchy="false"></math:mo>
                  <math:mi math:fontstyle="italic">xy</math:mi>
                </math:msub>
              </math:mrow>
              <math:mi>,</math:mi>
            </math:mrow>
          </math:mtr>
          <math:mtr>
            <math:mrow>
              <math:mo math:stretchy="false"></math:mo>
              <math:mrow>
                <math:mrow>
                  <math:msup>
                    <math:mi>v</math:mi>
                    <math:mn>2</math:mn>
                  </math:msup>
                  <math:mo math:stretchy="false"></math:mo>
                  <math:mi>p</math:mi>
                </math:mrow>
                <math:mo math:stretchy="false">−</math:mo>
                <math:msub>
                  <math:mo math:stretchy="false"></math:mo>
                  <math:mi math:fontstyle="italic">xy</math:mi>
                </math:msub>
              </math:mrow>
              <math:mi>,</math:mi>
            </math:mrow>
          </math:mtr>
          <math:mtr>
            <math:mrow>
              <math:mrow>
                <math:mo math:stretchy="false"></math:mo>
                <math:mrow>
                  <math:msub>
                    <math:mi>E</math:mi>
                    <math:mi>t</math:mi>
                  </math:msub>
                  <math:mo math:stretchy="false"></math:mo>
                  <math:mi>p</math:mi>
                </math:mrow>
                <math:mo math:stretchy="false"></math:mo>
              </math:mrow>
              <math:mrow>
                <math:mi>v</math:mi>
                <math:mo math:stretchy="false">−</math:mo>
                <math:mi>u</math:mi>
              </math:mrow>
              <math:mrow>
                <math:msub>
                  <math:mo math:stretchy="false"></math:mo>
                  <math:mi math:fontstyle="italic">xy</math:mi>
                </math:msub>
                <math:mo math:stretchy="false">−</math:mo>
                <math:mi>v</math:mi>
              </math:mrow>
              <math:mrow>
                <math:msub>
                  <math:mo math:stretchy="false"></math:mo>
                  <math:mi math:fontstyle="italic">yy</math:mi>
                </math:msub>
                <math:mo math:stretchy="false"></math:mo>
                <math:msub>
                  <math:mi>q</math:mi>
                  <math:mi>y</math:mi>
                </math:msub>
              </math:mrow>
            </math:mrow>
          </math:mtr>
        </math:mtable>
      </math:mfenced>
    </math:mrow>
    <math:annotation math:encoding="StarMath 5.0">F = left(
	stack{
		%rho v, 
		# %rho u v - %tau_{xy}, 
		# %rho v^{2} + p - %tau_{xy}, 
		# (E_{t}+p)v - u %tau_{xy}-v %tau_{yy}+q_{y}
	} 
right)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o math:stretchy="false"></math:mo>
          <math:mi>:</math:mi>
          <math:mi math:fontstyle="italic">densidade</math:mi>
          <math:mi math:fontstyle="italic">molar</math:mi>
          <math:mi/>
          <math:mi>u</math:mi>
          <math:mi>:</math:mi>
          <math:mi math:fontstyle="italic">velocidade</math:mi>
          <math:mi math:fontstyle="italic">horizontal</math:mi>
          <math:mi/>
          <math:mi>v</math:mi>
          <math:mi>:</math:mi>
          <math:mi math:fontstyle="italic">velocidade</math:mi>
          <math:mi math:fontstyle="italic">vertical</math:mi>
          <math:mi/>
          <math:mrow>
            <math:mo math:stretchy="false">∥</math:mo>
            <math:mstyle math:fontweight="bold">
              <math:mrow>
                <math:mi>V</math:mi>
              </math:mrow>
            </math:mstyle>
            <math:mo math:stretchy="false">∥</math:mo>
          </math:mrow>
          <math:mi>:</math:mi>
          <math:mi math:fontstyle="italic">módulo</math:mi>
          <math:mi math:fontstyle="italic">da</math:mi>
          <math:mi math:fontstyle="italic">velocidade</math:mi>
        </math:mrow>
      </math:mtr>
      <math:mtr>
        <math:mrow>
          <math:mrow>
            <math:mi>p</math:mi>
            <math:mi>:</math:mi>
            <math:mi math:fontstyle="italic">pressão</math:mi>
            <math:mi/>
            <math:mi>T</math:mi>
            <math:mi>:</math:mi>
            <math:mi math:fontstyle="italic">temperatura</math:mi>
            <math:mi/>
            <math:mstyle math:fontstyle="italic">
              <math:mrow>
                <math:mi>e</math:mi>
              </math:mrow>
            </math:mstyle>
            <math:mi>:</math:mi>
            <math:mi math:fontstyle="italic">energia</math:mi>
            <math:mi math:fontstyle="italic">interna</math:mi>
            <math:mi/>
            <math:mo math:stretchy="false"></math:mo>
            <math:mi>:</math:mi>
            <math:mi>'</math:mi>
            <math:mi>?</math:mi>
            <math:mi>'</math:mi>
            <math:mi/>
            <math:mstyle math:fontstyle="italic">
              <math:mrow>
                <math:mi>k</math:mi>
              </math:mrow>
            </math:mstyle>
            <math:mi>:</math:mi>
            <math:mi math:fontstyle="italic">condutividade</math:mi>
            <math:mi math:fontstyle="italic">térmica</math:mi>
          </math:mrow>
        </math:mrow>
      </math:mtr>
    </math:mtable>
    <math:annotation math:encoding="StarMath 5.0">%rho: densidade molar ~~ u: velocidade horizontal ~~ v: velocidade vertical ~~ ldline bold V  rdline : módulo da velocidade newline alignl p: pressão ~~ T: temperatura ~~   ital e :energia interna ~~ %mu: '?' ~~ ital k:condutividade térmica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row>
      <math:mi>t</math:mi>
      <math:mo math:stretchy="false">=</math:mo>
      <math:mi>m</math:mi>
    </math:mrow>
    <math:annotation math:encoding="StarMath 5.0">t=m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row>
      <math:mrow>
        <math:munderover>
          <math:mo math:stretchy="false">∫</math:mo>
          <math:mi>m</math:mi>
          <math:mrow>
            <math:mi>m</math:mi>
            <math:mo math:stretchy="false"></math:mo>
            <math:mn>1</math:mn>
          </math:mrow>
        </math:munderover>
        <math:mrow>
          <math:munder>
            <math:mo math:stretchy="false">∫</math:mo>
            <math:mi>V</math:mi>
          </math:munder>
          <math:mfrac>
            <math:mrow>
              <math:mo math:stretchy="false">∂</math:mo>
              <math:mi>U</math:mi>
            </math:mrow>
            <math:mrow>
              <math:mo math:stretchy="false">∂</math:mo>
              <math:mi>t</math:mi>
            </math:mrow>
          </math:mfrac>
        </math:mrow>
      </math:mrow>
      <math:mi math:fontstyle="italic">dV</math:mi>
      <math:mi math:fontstyle="italic">dt</math:mi>
      <math:mrow>
        <math:mi/>
        <math:mo math:stretchy="false"></math:mo>
        <math:mi/>
      </math:mrow>
      <math:mrow>
        <math:munderover>
          <math:mo math:stretchy="false">∫</math:mo>
          <math:mi>m</math:mi>
          <math:mrow>
            <math:mi>m</math:mi>
            <math:mo math:stretchy="false"></math:mo>
            <math:mn>1</math:mn>
          </math:mrow>
        </math:munderover>
        <math:mrow>
          <math:munder>
            <math:mo math:stretchy="false">∫</math:mo>
            <math:mi>V</math:mi>
          </math:munder>
          <math:mfrac>
            <math:mrow>
              <math:mo math:stretchy="false">∂</math:mo>
              <math:mi>E</math:mi>
            </math:mrow>
            <math:mrow>
              <math:mo math:stretchy="false">∂</math:mo>
              <math:mi>x</math:mi>
            </math:mrow>
          </math:mfrac>
        </math:mrow>
      </math:mrow>
      <math:mi math:fontstyle="italic">dV</math:mi>
      <math:mi math:fontstyle="italic">dt</math:mi>
      <math:mrow>
        <math:mi/>
        <math:mo math:stretchy="false"></math:mo>
        <math:mi/>
      </math:mrow>
      <math:mrow>
        <math:munderover>
          <math:mo math:stretchy="false">∫</math:mo>
          <math:mi>m</math:mi>
          <math:mrow>
            <math:mi>m</math:mi>
            <math:mo math:stretchy="false"></math:mo>
            <math:mn>1</math:mn>
          </math:mrow>
        </math:munderover>
        <math:mrow>
          <math:munder>
            <math:mo math:stretchy="false">∫</math:mo>
            <math:mi>V</math:mi>
          </math:munder>
          <math:mfrac>
            <math:mrow>
              <math:mo math:stretchy="false">∂</math:mo>
              <math:mi>F</math:mi>
            </math:mrow>
            <math:mrow>
              <math:mo math:stretchy="false">∂</math:mo>
              <math:mi>y</math:mi>
            </math:mrow>
          </math:mfrac>
        </math:mrow>
      </math:mrow>
      <math:mi math:fontstyle="italic">dV</math:mi>
      <math:mi math:fontstyle="italic">dt</math:mi>
      <math:mrow>
        <math:mi/>
        <math:mo math:stretchy="false">=</math:mo>
        <math:mi/>
      </math:mrow>
      <math:mn>0</math:mn>
    </math:mrow>
    <math:annotation math:encoding="StarMath 5.0">int from{m} to{m+1} int from{V} {{partial U} over {partial t}}dV dt ~+~
int from{m} to{m+1} int from{V} {{partial E} over {partial x}}dV dt ~+~
int from{m} to{m+1} int from{V} {{partial F} over {partial y}}dV dt ~ =~ 0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row>
      <math:mrow>
        <math:munder>
          <math:mo math:stretchy="false">∫</math:mo>
          <math:mi>V</math:mi>
        </math:munder>
        <math:mfenced math:open="" math:close="">
          <math:mrow>
            <math:mrow>
              <math:munderover>
                <math:mo math:stretchy="false">∫</math:mo>
                <math:mi>m</math:mi>
                <math:mrow>
                  <math:mi>m</math:mi>
                  <math:mo math:stretchy="false"></math:mo>
                  <math:mn>1</math:mn>
                </math:mrow>
              </math:munderover>
              <math:mfrac>
                <math:mrow>
                  <math:mo math:stretchy="false">∂</math:mo>
                  <math:mi>U</math:mi>
                </math:mrow>
                <math:mrow>
                  <math:mo math:stretchy="false">∂</math:mo>
                  <math:mi>t</math:mi>
                </math:mrow>
              </math:mfrac>
            </math:mrow>
            <math:mi math:fontstyle="italic">dt</math:mi>
          </math:mrow>
        </math:mfenced>
      </math:mrow>
      <math:mi math:fontstyle="italic">dV</math:mi>
      <math:mrow>
        <math:mi/>
        <math:mo math:stretchy="false"></math:mo>
        <math:mi/>
      </math:mrow>
      <math:mrow>
        <math:munderover>
          <math:mo math:stretchy="false">∫</math:mo>
          <math:mi>m</math:mi>
          <math:mrow>
            <math:mi>m</math:mi>
            <math:mo math:stretchy="false"></math:mo>
            <math:mn>1</math:mn>
          </math:mrow>
        </math:munderover>
        <math:mfenced math:open="[" math:close="]">
          <math:mrow>
            <math:msub>
              <math:mrow>
                <math:mo math:stretchy="false"></math:mo>
                <math:mrow>
                  <math:mi>E</math:mi>
                  <math:mo math:stretchy="false"></math:mo>
                  <math:mi>A</math:mi>
                </math:mrow>
                <math:mo math:stretchy="false"></math:mo>
              </math:mrow>
              <math:mi>e</math:mi>
            </math:msub>
            <math:mo math:stretchy="false">−</math:mo>
            <math:msub>
              <math:mrow>
                <math:mo math:stretchy="false"></math:mo>
                <math:mrow>
                  <math:mi>E</math:mi>
                  <math:mo math:stretchy="false"></math:mo>
                  <math:mi>A</math:mi>
                </math:mrow>
                <math:mo math:stretchy="false"></math:mo>
              </math:mrow>
              <math:mi>w</math:mi>
            </math:msub>
          </math:mrow>
        </math:mfenced>
      </math:mrow>
      <math:mi math:fontstyle="italic">dt</math:mi>
      <math:mrow>
        <math:mi/>
        <math:mo math:stretchy="false"></math:mo>
        <math:mi/>
      </math:mrow>
      <math:mrow>
        <math:munderover>
          <math:mo math:stretchy="false">∫</math:mo>
          <math:mi>m</math:mi>
          <math:mrow>
            <math:mi>m</math:mi>
            <math:mo math:stretchy="false"></math:mo>
            <math:mn>1</math:mn>
          </math:mrow>
        </math:munderover>
        <math:mfenced math:open="[" math:close="]">
          <math:mrow>
            <math:msub>
              <math:mrow>
                <math:mo math:stretchy="false"></math:mo>
                <math:mrow>
                  <math:mi>F</math:mi>
                  <math:mo math:stretchy="false"></math:mo>
                  <math:mi>A</math:mi>
                </math:mrow>
                <math:mo math:stretchy="false"></math:mo>
              </math:mrow>
              <math:mi>n</math:mi>
            </math:msub>
            <math:mo math:stretchy="false">−</math:mo>
            <math:msub>
              <math:mrow>
                <math:mo math:stretchy="false"></math:mo>
                <math:mrow>
                  <math:mi>F</math:mi>
                  <math:mo math:stretchy="false"></math:mo>
                  <math:mi>A</math:mi>
                </math:mrow>
                <math:mo math:stretchy="false"></math:mo>
              </math:mrow>
              <math:mi>s</math:mi>
            </math:msub>
          </math:mrow>
        </math:mfenced>
      </math:mrow>
      <math:mi math:fontstyle="italic">dt</math:mi>
      <math:mrow>
        <math:mi/>
        <math:mo math:stretchy="false">=</math:mo>
        <math:mi/>
      </math:mrow>
      <math:mn>0</math:mn>
    </math:mrow>
    <math:annotation math:encoding="StarMath 5.0">int from{V} left (   int from{m} to{m+1} {{partial U} over {partial t}} dt right )dV ~+~
int from{m} to{m+1} {left[ (E %DELTA A)_{e} -(E %DELTA A)_{w} right]} dt ~+~
int from{m} to{m+1} {left[ (F %DELTA A)_{n} -(F %DELTA A)_{s} right]} dt ~=~ 0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>
  <math:semantics>
    <math:mrow>
      <math:mrow>
        <math:munder>
          <math:mo math:stretchy="false">∫</math:mo>
          <math:mi>V</math:mi>
        </math:munder>
        <math:mfenced math:open="" math:close="">
          <math:mrow>
            <math:msup>
              <math:mi>U</math:mi>
              <math:mrow>
                <math:mo math:stretchy="false"></math:mo>
                <math:mrow>
                  <math:mi>m</math:mi>
                  <math:mo math:stretchy="false"></math:mo>
                  <math:mn>1</math:mn>
                </math:mrow>
                <math:mo math:stretchy="false"></math:mo>
              </math:mrow>
            </math:msup>
            <math:mo math:stretchy="false">−</math:mo>
            <math:msup>
              <math:mi>U</math:mi>
              <math:mrow>
                <math:mo math:stretchy="false"></math:mo>
                <math:mi>m</math:mi>
                <math:mo math:stretchy="false"></math:mo>
              </math:mrow>
            </math:msup>
          </math:mrow>
        </math:mfenced>
      </math:mrow>
      <math:mi math:fontstyle="italic">dV</math:mi>
      <math:mrow>
        <math:mi/>
        <math:mo math:stretchy="false"></math:mo>
        <math:mi/>
      </math:mrow>
      <math:mo math:stretchy="false"></math:mo>
      <math:mi>A</math:mi>
      <math:mo math:stretchy="false"></math:mo>
      <math:mi>t</math:mi>
      <math:mrow>
        <math:mo math:stretchy="false"></math:mo>
        <math:mrow>
          <math:msubsup>
            <math:mi>E</math:mi>
            <math:mi>e</math:mi>
            <math:mrow>
              <math:mo math:stretchy="false"></math:mo>
              <math:mrow>
                <math:mi>m</math:mi>
                <math:mo math:stretchy="false"></math:mo>
                <math:mn>1</math:mn>
              </math:mrow>
              <math:mo math:stretchy="false"></math:mo>
            </math:mrow>
          </math:msubsup>
          <math:mo math:stretchy="false">−</math:mo>
          <math:msubsup>
            <math:mi>E</math:mi>
            <math:mi>w</math:mi>
            <math:mrow>
              <math:mo math:stretchy="false"></math:mo>
              <math:mrow>
                <math:mi>m</math:mi>
                <math:mo math:stretchy="false"></math:mo>
                <math:mn>1</math:mn>
              </math:mrow>
              <math:mo math:stretchy="false"></math:mo>
            </math:mrow>
          </math:msubsup>
        </math:mrow>
        <math:mo math:stretchy="false"></math:mo>
      </math:mrow>
      <math:mrow>
        <math:mi/>
        <math:mo math:stretchy="false"></math:mo>
        <math:mi/>
      </math:mrow>
      <math:mo math:stretchy="false"></math:mo>
      <math:mi>A</math:mi>
      <math:mo math:stretchy="false"></math:mo>
      <math:mi>t</math:mi>
      <math:mrow>
        <math:mo math:stretchy="false"></math:mo>
        <math:mrow>
          <math:msubsup>
            <math:mi>F</math:mi>
            <math:mi>n</math:mi>
            <math:mrow>
              <math:mo math:stretchy="false"></math:mo>
              <math:mrow>
                <math:mi>m</math:mi>
                <math:mo math:stretchy="false"></math:mo>
                <math:mn>1</math:mn>
              </math:mrow>
              <math:mo math:stretchy="false"></math:mo>
            </math:mrow>
          </math:msubsup>
          <math:mo math:stretchy="false">−</math:mo>
          <math:msubsup>
            <math:mi>F</math:mi>
            <math:mi>s</math:mi>
            <math:mrow>
              <math:mo math:stretchy="false"></math:mo>
              <math:mrow>
                <math:mi>m</math:mi>
                <math:mo math:stretchy="false"></math:mo>
                <math:mn>1</math:mn>
              </math:mrow>
              <math:mo math:stretchy="false"></math:mo>
            </math:mrow>
          </math:msubsup>
        </math:mrow>
        <math:mo math:stretchy="false"></math:mo>
      </math:mrow>
      <math:mrow>
        <math:mi/>
        <math:mo math:stretchy="false">=</math:mo>
        <math:mi/>
      </math:mrow>
      <math:mn>0</math:mn>
    </math:mrow>
    <math:annotation math:encoding="StarMath 5.0">int from{V} left( U^{(m+1)} - U^{(m)} right)dV ~+~
%DELTA A %DELTA t( E^{(m+1)}_{e} - E^{(m+1)}_{w}) ~+~
%DELTA A %DELTA t( F^{(m+1)}_{n} - F^{(m+1)}_{s}) ~=~ 0</math:annotation>
  </math:semantics>
</math:math>
</file>